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Courier New" fo:font-size="10pt" officeooo:rsid="0006ee55" officeooo:paragraph-rsid="0006ee55" style:font-size-asian="8.75pt" style:font-size-complex="10pt"/>
    </style:style>
    <style:style style:name="P2" style:family="paragraph" style:parent-style-name="Standard">
      <style:text-properties style:font-name="Courier New" fo:font-size="10pt" officeooo:rsid="0006ee55" officeooo:paragraph-rsid="0006f7f7" style:font-size-asian="8.75pt" style:font-size-complex="10pt"/>
    </style:style>
    <style:style style:name="P3" style:family="paragraph" style:parent-style-name="Standard">
      <style:text-properties style:font-name="Courier New" fo:font-size="10pt" officeooo:rsid="0006f7f7" officeooo:paragraph-rsid="0006f7f7" style:font-size-asian="8.75pt" style:font-size-complex="10pt"/>
    </style:style>
    <style:style style:name="P4" style:family="paragraph" style:parent-style-name="Standard">
      <style:text-properties style:font-name="Courier New" fo:font-size="10pt" officeooo:rsid="0006ee55" officeooo:paragraph-rsid="000acfd7" style:font-size-asian="8.75pt" style:font-size-complex="10pt"/>
    </style:style>
    <style:style style:name="P5" style:family="paragraph" style:parent-style-name="Standard">
      <style:text-properties style:font-name="Courier New" fo:font-size="10pt" officeooo:rsid="0006ee55" officeooo:paragraph-rsid="00085f63" style:font-size-asian="8.75pt" style:font-size-complex="10pt"/>
    </style:style>
    <style:style style:name="P6" style:family="paragraph" style:parent-style-name="Standard">
      <style:text-properties style:font-name="Courier New" fo:font-size="10pt" officeooo:rsid="00085f63" officeooo:paragraph-rsid="00085f63" style:font-size-asian="8.75pt" style:font-size-complex="10pt"/>
    </style:style>
    <style:style style:name="P7" style:family="paragraph" style:parent-style-name="Standard">
      <style:text-properties style:font-name="Courier New" fo:font-size="10pt" officeooo:rsid="0009fd0a" officeooo:paragraph-rsid="0009fd0a" style:font-size-asian="8.75pt" style:font-size-complex="10pt"/>
    </style:style>
    <style:style style:name="P8" style:family="paragraph" style:parent-style-name="Standard">
      <style:text-properties style:font-name="Courier New" fo:font-size="10pt" officeooo:rsid="0006ee55" officeooo:paragraph-rsid="0009fd0a" style:font-size-asian="8.75pt" style:font-size-complex="10pt"/>
    </style:style>
    <style:style style:name="P9" style:family="paragraph" style:parent-style-name="Standard">
      <style:text-properties style:font-name="Courier New" fo:font-size="10pt" officeooo:rsid="00085f63" officeooo:paragraph-rsid="0009fd0a" style:font-size-asian="8.75pt" style:font-size-complex="10pt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bold" officeooo:rsid="0006f7f7" style:font-weight-asian="bold" style:font-weight-complex="bold"/>
    </style:style>
    <style:style style:name="T3" style:family="text">
      <style:text-properties officeooo:rsid="0006f7f7"/>
    </style:style>
    <style:style style:name="T4" style:family="text">
      <style:text-properties officeooo:rsid="000acfd7"/>
    </style:style>
    <style:style style:name="T5" style:family="text">
      <style:text-properties style:text-underline-style="none" fo:font-weight="normal" officeooo:rsid="0006f7f7" style:font-weight-asian="normal" style:font-weight-complex="normal"/>
    </style:style>
    <style:style style:name="T6" style:family="text">
      <style:text-properties style:text-underline-style="none" fo:font-weight="normal" style:font-weight-asian="normal" style:font-weight-complex="normal"/>
    </style:style>
    <style:style style:name="T7" style:family="text">
      <style:text-properties style:text-underline-style="dotted" style:text-underline-width="bold" style:text-underline-color="font-color" officeooo:rsid="0006f7f7"/>
    </style:style>
    <style:style style:name="T8" style:family="text">
      <style:text-properties style:text-underline-style="none" officeooo:rsid="0006f7f7"/>
    </style:style>
    <style:style style:name="T9" style:family="text">
      <style:text-properties style:text-underline-style="none" officeooo:rsid="00085f63"/>
    </style:style>
    <style:style style:name="T10" style:family="text">
      <style:text-properties officeooo:rsid="00085f63"/>
    </style:style>
    <style:style style:name="T11" style:family="text">
      <style:text-properties style:text-underline-style="none"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ctividad 4.14</text:p>
      <text:p text:style-name="P1">Jhonal Roca</text:p>
      <text:p text:style-name="P1">Bases de Datos – Modelo Relacional</text:p>
      <text:p text:style-name="P1"/>
      <text:p text:style-name="P1"/>
      <text:p text:style-name="P1">1. Transformacion de entidades y atributos</text:p>
      <text:p text:style-name="P1"/>
      <text:p text:style-name="P1">Musicos (#id, nombre, apellidos, tipo, nacionalidad)</text:p>
      <text:p text:style-name="P1">Grupos (#id, tipo, nacionalidad, nombre_artistico)</text:p>
      <text:p text:style-name="P1">Albunes (#id, titulo, productora, fecha)</text:p>
      <text:p text:style-name="P1">Canciones (#id, letra, titulo, duracion)</text:p>
      <text:p text:style-name="P1">Usuarios (#id, email, apssword, usuario)</text:p>
      <text:p text:style-name="P1">Premiuns (fecha_contrato, fecha_fin, importe)</text:p>
      <text:p text:style-name="P1">Editores (num_registros, componentes, tipo_musico)</text:p>
      <text:p text:style-name="P1">Registrados ()</text:p>
      <text:p text:style-name="P1"/>
      <text:p text:style-name="P1">2. Transformacion de jerarquias</text:p>
      <text:p text:style-name="P1"/>
      <text:p text:style-name="P2">Musicos (<text:span text:style-name="T1">#id</text:span>, nombre, apellidos, tipo, nacionalidad)</text:p>
      <text:p text:style-name="P2">Grupos (<text:span text:style-name="T1">#id</text:span>, tipo, nacionalidad, nombre_artistico)</text:p>
      <text:p text:style-name="P2">Albunes (<text:span text:style-name="T1">#id</text:span>, titulo, productora, fecha)</text:p>
      <text:p text:style-name="P2">Canciones (<text:span text:style-name="T1">#id</text:span>, letra, titulo, duracion)</text:p>
      <text:p text:style-name="P2">Usuarios (<text:span text:style-name="T1">#id</text:span>, email, apssword, usuario)</text:p>
      <text:p text:style-name="P2">Premiuns (<text:span text:style-name="T2">#id_usuario</text:span><text:span text:style-name="T3">, </text:span>fecha_contrato, fecha_fin, importe)</text:p>
      <text:p text:style-name="P2"><text:tab/><text:span text:style-name="T3">id_usuario → Usuarios (null, B</text:span><text:span text:style-name="T4">C</text:span><text:span text:style-name="T3">, MR)</text:span></text:p>
      <text:p text:style-name="P2">Editores (<text:span text:style-name="T2">#id_usuario</text:span><text:span text:style-name="T5">, </text:span><text:span text:style-name="T6">num_registros</text:span>, componentes, tipo_musico)</text:p>
      <text:p text:style-name="P2"><text:tab/><text:span text:style-name="T3">id_usuario → Usuarios (not null, B</text:span><text:span text:style-name="T4">C</text:span><text:span text:style-name="T3">, MR)</text:span></text:p>
      <text:p text:style-name="P2">Registrados (<text:span text:style-name="T2">#id_usuario</text:span>)</text:p>
      <text:p text:style-name="P2"><text:tab/><text:span text:style-name="T3">id_usuario → Usuarios (not null, B</text:span><text:span text:style-name="T4">C</text:span><text:span text:style-name="T3">, MR)</text:span></text:p>
      <text:p text:style-name="P1"/>
      <text:p text:style-name="P3">3. Transformacion de relaciones 1:N</text:p>
      <text:p text:style-name="P3"/>
      <text:p text:style-name="P2"/>
      <text:p text:style-name="P2"/>
      <text:p text:style-name="P2">Usuarios (<text:span text:style-name="T1">#id</text:span>, email, apssword, usuario)</text:p>
      <text:p text:style-name="P2">Premiuns (<text:span text:style-name="T2">#id_usuario</text:span><text:span text:style-name="T3">, </text:span>fecha_contrato, fecha_fin, importe)</text:p>
      <text:p text:style-name="P2"><text:tab/><text:span text:style-name="T3">id_usuario → Usuarios (null, BR, MR)</text:span></text:p>
      <text:p text:style-name="P2">Editores (<text:span text:style-name="T2">#id_usuario</text:span><text:span text:style-name="T5">, </text:span><text:span text:style-name="T6">num_registros</text:span>, componentes, tipo_musico)</text:p>
      <text:p text:style-name="P2"><text:tab/><text:span text:style-name="T3">id_usuario → Usuarios (not null, BR, MR)</text:span></text:p>
      <text:p text:style-name="P2">Registrados (<text:span text:style-name="T2">#id_usuario</text:span>)</text:p>
      <text:p text:style-name="P2"><text:tab/><text:span text:style-name="T3">id_usuario → Usuarios (not null, BR, MR)</text:span></text:p>
      <text:p text:style-name="P4">Canciones (<text:span text:style-name="T1">#id</text:span>, letra, titulo, duracion, <text:span text:style-name="T7">id_editor</text:span><text:span text:style-name="T8">, </text:span><text:span text:style-name="T9">fecha, horas, canciones</text:span>)</text:p>
      <text:p text:style-name="P4"><text:tab/><text:span text:style-name="T3">id_editor → Editores (Null, BC, MC)</text:span></text:p>
      <text:p text:style-name="P4">Musicos (<text:span text:style-name="T1">#id</text:span>, nombre, apellidos, tipo, nacionalidad, <text:span text:style-name="T7">id_grupo</text:span>)</text:p>
      <text:p text:style-name="P4"><text:tab/><text:span text:style-name="T3">id_grupo → Grupos (not null, BR, MR)</text:span></text:p>
      <text:p text:style-name="P4">Grupos (<text:span text:style-name="T1">#id</text:span>, tipo, nacionalidad, nombre_artistico)</text:p>
      <text:p text:style-name="P4">Albunes (<text:span text:style-name="T1">#id</text:span>, titulo, productora, fecha, <text:span text:style-name="T7">id_grupo</text:span>)</text:p>
      <text:p text:style-name="P4"><text:tab/><text:span text:style-name="T3">id_grupo → Grupos (null, BR, MR)</text:span></text:p>
      <text:p text:style-name="P2"/>
      <text:p text:style-name="P3">4. Transformacion de entidades M:N</text:p>
      <text:p text:style-name="P3"/>
      <text:p text:style-name="P5">Musicos (<text:span text:style-name="T1">#id</text:span>, nombre, apellidos, tipo, nacionalidad, <text:span text:style-name="T7">id_grupo</text:span>)</text:p>
      <text:p text:style-name="P5"><text:tab/><text:span text:style-name="T3">id_grupo → Grupos (not null, BR, MR)</text:span></text:p>
      <text:p text:style-name="P5">Grupos (<text:span text:style-name="T1">#id</text:span>, tipo, nacionalidad, nombre_artistico)</text:p>
      <text:p text:style-name="P5">Albu<text:span text:style-name="T10">mn</text:span>es (<text:span text:style-name="T1">#id</text:span>, titulo, productora, fecha, <text:span text:style-name="T7">id_grupo</text:span>)</text:p>
      <text:p text:style-name="P5"><text:tab/><text:span text:style-name="T3">id_grupo → Grupos (null, BR, MR)</text:span></text:p>
      <text:p text:style-name="P5">Canciones (<text:span text:style-name="T1">#id</text:span>, letra, titulo, duracion, <text:span text:style-name="T7">id_editor</text:span><text:span text:style-name="T8">, </text:span><text:span text:style-name="T9">fecha, horas, canciones</text:span>)</text:p>
      <text:p text:style-name="P5"><text:tab/><text:span text:style-name="T3">id_editor → Editores (Null, BC, MC)</text:span></text:p>
      <text:p text:style-name="P5">Usuarios (<text:span text:style-name="T1">#id</text:span>, email, apssword, usuario)</text:p>
      <text:p text:style-name="P5">Premiuns (<text:span text:style-name="T2">#id_usuario</text:span><text:span text:style-name="T3">, </text:span>fecha_contrato, fecha_fin, importe)</text:p>
      <text:p text:style-name="P5"><text:tab/><text:span text:style-name="T3">id_usuario → Usuarios (null, BR, MR)</text:span></text:p>
      <text:p text:style-name="P5">Editores (<text:span text:style-name="T2">#id_usuario</text:span><text:span text:style-name="T5">, </text:span><text:span text:style-name="T6">num_registros</text:span>, componentes, tipo_musico)</text:p>
      <text:p text:style-name="P5"><text:tab/><text:span text:style-name="T3">id_usuario → Usuarios (not null, BR, MR)</text:span></text:p>
      <text:p text:style-name="P5">Registrados (<text:span text:style-name="T2">#id_usuario</text:span>)</text:p>
      <text:p text:style-name="P5"><text:soft-page-break/><text:tab/><text:span text:style-name="T3">id_usuario → Usuarios (not null, BR, MR)</text:span></text:p>
      <text:p text:style-name="P6">Album_canciones (<text:span text:style-name="T1">#id_album</text:span><text:span text:style-name="T6">,</text:span><text:span text:style-name="T11"> </text:span><text:span text:style-name="T1">#id_cancion</text:span>)</text:p>
      <text:p text:style-name="P6"><text:tab/>id_album → Albumnes (null, BR, MR)</text:p>
      <text:p text:style-name="P6"><text:tab/>id_cancion → Canciones (noll null, BR, MR)</text:p>
      <text:p text:style-name="P6">Usuario_<text:span text:style-name="T4">escucha_</text:span>cancion (<text:span text:style-name="T1">#id_usuario</text:span>, <text:span text:style-name="T1">#id_cancion</text:span>, fecha, hora)</text:p>
      <text:p text:style-name="P6"><text:tab/>id_usuario → Usuarios (null, BC, MC)</text:p>
      <text:p text:style-name="P6"><text:tab/>id_cancion → Canciones (null, BR, MR)</text:p>
      <text:p text:style-name="P6">cancion_<text:span text:style-name="T4">desc_</text:span>premium (<text:span text:style-name="T1">#id_cancion</text:span>, <text:span text:style-name="T1">#id_premium</text:span><text:span text:style-name="T6">, hora, fecha</text:span>)</text:p>
      <text:p text:style-name="P6"><text:tab/>id_premium → <text:span text:style-name="T4">Premium</text:span> (null, BR, MR<text:tab/>)</text:p>
      <text:p text:style-name="P6"><text:tab/>id_cancion → Canciones (null, BR, MR)</text:p>
      <text:p text:style-name="P6"/>
      <text:p text:style-name="P7">5. Modelo Relacional definitivo</text:p>
      <text:p text:style-name="P7"/>
      <text:p text:style-name="P8">Musicos (<text:span text:style-name="T1">#id</text:span>, nombre, apellidos, tipo, nacionalidad, <text:span text:style-name="T7">id_grupo</text:span>)</text:p>
      <text:p text:style-name="P8"><text:tab/><text:span text:style-name="T3">id_grupo → Grupos (not null, BR, MR)</text:span></text:p>
      <text:p text:style-name="P8">Grupos (<text:span text:style-name="T1">#id</text:span>, tipo, nacionalidad, nombre_artistico)</text:p>
      <text:p text:style-name="P8">Albu<text:span text:style-name="T10">mn</text:span>es (<text:span text:style-name="T1">#id</text:span>, titulo, productora, fecha, <text:span text:style-name="T7">id_grupo</text:span>)</text:p>
      <text:p text:style-name="P8"><text:tab/><text:span text:style-name="T3">id_grupo → Grupos (null, BR, MR)</text:span></text:p>
      <text:p text:style-name="P8">Canciones (<text:span text:style-name="T1">#id</text:span>, letra, titulo, duracion, <text:span text:style-name="T7">id_editor</text:span><text:span text:style-name="T8">, </text:span><text:span text:style-name="T9">fecha, horas, canciones</text:span>)</text:p>
      <text:p text:style-name="P8"><text:tab/><text:span text:style-name="T3">id_editor → Editores (Null, BC, MC)</text:span></text:p>
      <text:p text:style-name="P8">Usuarios (<text:span text:style-name="T1">#id</text:span>, email, apssword, usuario)</text:p>
      <text:p text:style-name="P8">Premiuns (<text:span text:style-name="T2">#id_usuario</text:span><text:span text:style-name="T3">, </text:span>fecha_contrato, fecha_fin, importe)</text:p>
      <text:p text:style-name="P8"><text:tab/><text:span text:style-name="T3">id_usuario → Usuarios (null, BR, MR)</text:span></text:p>
      <text:p text:style-name="P8">Editores (<text:span text:style-name="T2">#id_usuario</text:span><text:span text:style-name="T5">, </text:span><text:span text:style-name="T6">num_registros</text:span>, componentes, tipo_musico)</text:p>
      <text:p text:style-name="P8"><text:tab/><text:span text:style-name="T3">id_usuario → Usuarios (not null, BR, MR)</text:span></text:p>
      <text:p text:style-name="P8">Registrados (<text:span text:style-name="T2">#id_usuario</text:span>)</text:p>
      <text:p text:style-name="P8"><text:tab/><text:span text:style-name="T3">id_usuario → Usuarios (not null, BR, MR)</text:span></text:p>
      <text:p text:style-name="P9">Album_canciones (<text:span text:style-name="T1">#id_album</text:span><text:span text:style-name="T6">,</text:span><text:span text:style-name="T11"> </text:span><text:span text:style-name="T1">#id_cancion</text:span>)</text:p>
      <text:p text:style-name="P9"><text:tab/>id_album → Albumnes (null, BR, MR)</text:p>
      <text:p text:style-name="P9"><text:tab/>id_cancion → Canciones (noll null, BR, MR)</text:p>
      <text:p text:style-name="P9">Usuario_cancion (<text:span text:style-name="T1">#id_usuario</text:span>, <text:span text:style-name="T1">#id_cancion</text:span>, fecha, hora)</text:p>
      <text:p text:style-name="P9"><text:tab/>id_usuario → Usuarios (null, BC, MC)</text:p>
      <text:p text:style-name="P9"><text:tab/>id_cancion → Canciones (null, BR, MR)</text:p>
      <text:p text:style-name="P9">cancion_premium (<text:span text:style-name="T1">#id_cancion</text:span>, <text:span text:style-name="T1">#id_premium</text:span><text:span text:style-name="T6">, hora, fecha</text:span>)</text:p>
      <text:p text:style-name="P9"><text:tab/>id_premium → <text:span text:style-name="T4">Premium</text:span> (null, BR, MR<text:tab/>)</text:p>
      <text:p text:style-name="P9"><text:tab/>id_cancion → Canciones (null, BR, MR)</text:p>
      <text:p text:style-name="P6"><text:tab/></text:p>
      <text:p text:style-name="P6"/>
      <text:p text:style-name="P6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28T09:07:11.352002500</meta:creation-date>
    <dc:date>2025-11-28T09:54:48.548272500</dc:date>
    <meta:editing-duration>PT10M40S</meta:editing-duration>
    <meta:editing-cycles>2</meta:editing-cycles>
    <meta:generator>LibreOffice/25.8.2.2$Windows_X86_64 LibreOffice_project/d401f2107ccab8f924a8e2df40f573aab7605b6f</meta:generator>
    <meta:document-statistic meta:table-count="0" meta:image-count="0" meta:object-count="0" meta:page-count="2" meta:paragraph-count="88" meta:word-count="478" meta:character-count="3769" meta:non-whitespace-character-count="3343"/>
  </office:meta>
</office:document-meta>
</file>